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ame.merge( final SymbolTable symbolTable , final int sourceType , final int [ ] dstTypes , final int dstIndex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53">
            <text:p text:style-name="Table_20_Contents">53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Frame.setInputFrameFromApiFormat( final SymbolTable symbolTable , final int numLocal , final Object [ ] local , final int numStack , final Object [ ] stack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Frame.addInitializedType( final int abstract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rame.push( final SymbolTable symbolTable , final String descrip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rame.setInputFrameFromDescriptor( final SymbolTable symbolTable , final int access , final String descriptor , final int maxLocal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rame.getLocal( final int local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rame.getConcreteOutputType( final int abstractOutputType , final int numStack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rame.getInputStack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.getAbstractTypeFromApiFormat( final SymbolTable symbolTable , final Object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rame.getAbstractTypeFromInternalName( final SymbolTable symbolTable , final String intern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.execute( final int opcode , final int arg , final Symbol argSymbol , final SymbolTable symbolTable )</text:p>
          </table:table-cell>
          <table:table-cell office:value-type="float" office:value="191">
            <text:p text:style-name="Table_20_Contents">191</text:p>
          </table:table-cell>
          <table:table-cell office:value-type="float" office:value="52">
            <text:p text:style-name="Table_20_Contents">52</text:p>
          </table:table-cell>
          <table:table-cell office:value-type="float" office:value="423">
            <text:p text:style-name="Table_20_Contents">423</text:p>
          </table:table-cell>
        </table:table-row>
        <table:table-row>
          <table:table-cell office:value-type="string">
            <text:p text:style-name="Table_20_Contents">Frame.getAbstractTypeFromDescriptor( final SymbolTable symbolTable , final String buffer , final int offset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Frame.copyFrom( final Frame 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rame.accept( final MethodWriter methodWriter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9">
            <text:p text:style-name="Table_20_Contents">29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Frame.Frame( final Label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rame.setLocal( final int localIndex , final int abstract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rame.merge( final SymbolTable symbolTable , final Frame dstFrame , final int catchTypeIndex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7">
            <text:p text:style-name="Table_20_Contents">27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Frame.getInitializedType( final SymbolTable symbolTable , final int abstract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Frame.pop( final int ele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rame.putAbstractType( final SymbolTable symbolTable , final int abstractType , final ByteVector output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Frame.p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me.push( final int abstract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rame.pop( final String descrip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